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09cm"/>
    </style:style>
    <style:style style:name="co2" style:family="table-column">
      <style:table-column-properties fo:break-before="auto" style:column-width="2.157cm"/>
    </style:style>
    <style:style style:name="co3" style:family="table-column">
      <style:table-column-properties fo:break-before="auto" style:column-width="2.709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1.87cm"/>
    </style:style>
    <style:style style:name="co6" style:family="table-column">
      <style:table-column-properties fo:break-before="auto" style:column-width="5.454cm"/>
    </style:style>
    <style:style style:name="co7" style:family="table-column">
      <style:table-column-properties fo:break-before="auto" style:column-width="4.98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ouch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table:style-name="Default" office:value-type="string" calcext:value-type="string">
            <text:p>expiration_dat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er</text:p>
          </table:table-cell>
          <table:table-cell table:style-name="Default" office:value-type="string" calcext:value-type="string">
            <text:p>userid</text:p>
          </table:table-cell>
        </table:table-row>
        <table:table-row table:style-name="ro1">
          <table:table-cell table:number-columns-repeated="2" office:value-type="string" calcext:value-type="string">
            <text:p>0001-KEWEL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02-VRJQV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03-CIANO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04-TCXHA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05-DZQLR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06-IOESC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07-NJKEK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08-JYEDO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09-OMFPQ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10-SRLOB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11-DWGGI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12-XUBAG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13-NGZGS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14-VXOKY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15-KTHAG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16-PINQC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17-LVHLL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18-BZKMP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19-OVBUZ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20-EXJCR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21-NLZUD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22-OHWIP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23-MZPNC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24-ZTJJF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25-TNTTN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26-CYNDM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27-RRFYH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28-IZOMF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29-CQCBA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30-NAUHM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31-QLUSB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32-FXEJO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33-ECBTS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34-YUQNV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35-IIUFW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36-LJKCG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37-MEOZF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38-UWMGT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39-XBYJP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40-NGHXE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41-PCRUY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42-WUIZG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43-VOXVC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44-ISUDE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45-DBLXV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46-QOKDI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47-ZATWT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48-CBZDD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49-NJSPM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50-QBOQR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51-WXEKC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52-DHQVT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53-AAIRG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54-TVCUY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55-DEIMC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56-VSLJC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57-XCDPA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58-PCEDH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59-EOUVU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60-YFLQT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61-HUAUU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62-UBXNX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63-YSMKQ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64-QQPFS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65-CJDYZ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66-VMMFM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67-FHBQQ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68-AGRWL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69-ZXWEF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70-CCFWJ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71-HGDTL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72-CNKJN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73-QTOMN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74-SNMWW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75-UIOUW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76-MOXFZ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77-CJFIW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78-RDTZL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79-SKCWB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80-WGVUG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81-KCVYE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82-GVFAG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83-KDFVG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84-IRHZA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85-NKRYL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86-VAJQT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87-OHLWM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88-SCOPE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89-IWCOI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90-KBNLM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91-NFOJK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92-EOXAS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93-SYVBQ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94-WSCSL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95-GMMLA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96-CFYBN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97-KNKMT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98-DGDIX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099-DZXTU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00-WERSM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01-ROBSZ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02-VODFO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03-WYYPO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04-JEREF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05-EIRDQ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06-DYHEB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07-MRUMQ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08-FGGUA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09-FZMXW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10-TKOIT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11-SGYLO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12-YWTHR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13-WUIBQ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14-BQZVA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15-IPAMS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16-QFWUA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17-ILWNJ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18-TMUUX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19-KZZMU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20-SKDJR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21-TTXHO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22-TJRPQ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23-MMMON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24-BVZKW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25-SXSRJ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26-IUIAW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27-IQPOF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28-WRKUK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29-PAJYU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30-ZGYRG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31-ISNUK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32-OOHMQ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33-ZJXYZ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34-AZOZW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35-IJTCF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36-XFOVG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37-MZSND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38-TJNJJ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39-WYESC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40-GBYPC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41-GJDIJ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42-DBPFG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43-KHHYN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44-OFIYE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45-LZAJN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46-MHMRK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47-PKIUU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48-LQMMV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49-HMCWB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50-IMHZP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51-DKFFJ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52-XINBN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53-CEOAL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54-PPQVG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55-OSUQS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56-KKQPQ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57-VGYPB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58-YVLSJ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59-BMAYG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60-TYFAN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61-HYCKR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62-KQKRI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63-GEIJO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64-SJYDX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65-OCDWV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66-QFIPY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67-DTFQE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68-NMERI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69-KEGJN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70-LQIVU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71-CRTHO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72-YHWDL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73-NVGPV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74-VSYYG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75-FHDJK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76-JCHJJ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77-YJMAG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78-ZMDXI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79-OBZOZ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80-BNUUD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81-KXTVF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82-LDWHG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83-LEMAI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84-PEWIX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85-IJEDA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86-OEACA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87-BQINN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88-EDQLX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89-DZUVG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90-CNOMY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91-QIRRI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92-FBYHS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93-SGBZN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94-XVYVN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95-LUSRM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96-PIQYN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97-TBDQW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98-MMJGL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199-CMSSD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00-KUNZJ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01-FNWQA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02-KIQFK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03-CAZWR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04-COVKB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05-AQAJV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06-UQGNU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07-NNPVI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08-CEZDM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09-FFKCE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10-GZKVS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11-TIPAN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12-XUXWB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13-OTKVD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14-EZCUX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15-GENOB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16-LDHYJ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17-ICJMT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18-BPVVO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19-STUKL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20-HTBDV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21-WPCOC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22-ZMHBP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23-IDSMW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24-YFXEC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25-LZPAS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26-TTYFK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27-JJSZW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28-KXDWA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29-GRQUB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30-TYGBC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31-QOHCM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32-UUGZN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33-OIVVU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34-FVOAT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35-ZXLJO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36-DCZYK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37-YUAYQ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38-ONRWM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39-IPEPV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40-DXRFO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41-YAXLV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42-MLFVK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43-TSEUG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44-XEGXQ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45-ZYBZQ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46-RQJLS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47-RWYST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48-XDRXB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49-UIWKX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50-AFGGO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51-JYTYS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52-SIURC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53-VBHLH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54-JJXRQ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55-BNINF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56-RYESP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57-WQIEA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58-ERBTA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59-JVKZP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60-SIEHW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61-FLPHK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62-DQCKJ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63-SWFYW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64-CYLGE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65-JNYOW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66-WEXLN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67-BNTGS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68-QFRLF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69-HBGIR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70-UMXIJ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71-EMLBU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72-DVOTM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73-IBJDT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74-TTZGS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75-BOREG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76-QFQAB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77-FGZYY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78-WAHTQ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79-DIIOH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80-RMHME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81-XUGPY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82-AELCI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83-ORXAJ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84-KBTFH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85-XPDNU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86-TPOOG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87-MKZUF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88-GDHDD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89-IMWLD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90-UAQXO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91-TSVZK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92-PDCVU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93-PELRY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94-JXBZN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95-DPEVT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96-PFARV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97-VGEJF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98-IUGBG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299-SLNGJ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00-REEYN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01-SCIQP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02-NBAKT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03-QLDST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04-FMQYF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05-DGQOT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06-CIFMD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07-APWHU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08-MHPSQ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09-ARKIV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10-CUWZU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11-XRQPC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12-ZBTYH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13-HGMZV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14-FFRKO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15-PGSPU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16-URYKG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17-GZCKZ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18-OIYRI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19-KOCFC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20-HOOOH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21-UTGZC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22-PGTPF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23-SPRJS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24-YFPNC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25-BCOVR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26-WFBPR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27-ATIOF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28-BTVXQ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29-VOAVU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30-BBXDZ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31-XHRRL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32-UTWKK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33-USKKA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34-WYTMK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35-POZUX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36-KZCNY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37-MCANL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38-NZVJC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39-BJFWU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40-YPDCI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41-DXXJH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42-ZSDKS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43-HTXID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44-LHWZA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45-JRMGZ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46-MZZIO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47-KCKVS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48-FKOWV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49-PRYDV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50-KCHPM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ageons l'Espoir</text:p>
          </table:table-cell>
          <table:table-cell office:value-type="string" calcext:value-type="string">
            <text:p>GQz5FdUDFedRGwPAyyxep8</text:p>
          </table:table-cell>
        </table:table-row>
        <table:table-row table:style-name="ro1">
          <table:table-cell table:number-columns-repeated="2" office:value-type="string" calcext:value-type="string">
            <text:p>0351-XKLJJ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52-EAYDT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53-SKMLN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54-DLRLG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55-ARGDR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56-UDTFE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57-JKKSD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58-XZOKO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59-KXCKK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60-FEKSR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61-AIRAM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62-VUGID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63-WFQFT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64-FBIGZ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65-OCHSI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66-CJABP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67-XOZDZ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68-QELTB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69-AHWMH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70-KNMIO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71-MBPFJ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72-FTOTE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73-IAPHQ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74-GRSDT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75-EYYLH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76-DTZIV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77-JEKXD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78-ZFIQZ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79-MAKUH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80-XBAFL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81-OSWXO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82-SXOZC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83-TADZH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84-DVNHM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85-VRBOR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86-KOWGJ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87-HSMKZ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88-HRGMI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89-ZSNDK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90-SAELT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91-MEKNA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92-SYRLQ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93-HNWFY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94-YYANF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95-DNXFB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96-ISYQG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97-VUVUM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98-TMYTO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399-ZLDCA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400-AYMGH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401-CLKWP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402-ZGBCK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403-PMICD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404-WGUUI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405-BLONS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406-NLEVB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407-PTNJH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408-BEPYG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409-VFMJA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410-DMETL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411-AJXPV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412-XCWFI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413-OZXOC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414-NFRUH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415-CUDVK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416-SJYNO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417-GPIPR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418-WOZEW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419-YFLOT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420-FLUZR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entre des aînés</text:p>
          </table:table-cell>
          <table:table-cell office:value-type="string" calcext:value-type="string">
            <text:p>JUPPMLxd3Xc9HcTmAbuNgx</text:p>
          </table:table-cell>
        </table:table-row>
        <table:table-row table:style-name="ro1">
          <table:table-cell table:number-columns-repeated="2" office:value-type="string" calcext:value-type="string">
            <text:p>0421-RRRRM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22-KHSNU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23-UROBW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24-OVHQW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25-TIDAF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26-GNQNO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27-DHPVK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28-KVJAR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29-MPDMF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30-EZXSR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31-URGMP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32-AYRNN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33-LQWFP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34-PUWUX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35-COWJD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36-LIWAV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37-VEQSV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38-MUERS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39-NDPIY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40-YDYUH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41-CXWEH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42-USSCJ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43-XZJRF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44-EPPUT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45-CHSHX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46-JMKWG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47-XJWMU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48-HFHTG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49-OPMXH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50-GLGCG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51-ITDDR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52-USOQI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53-YVZDZ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54-BBLBX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55-ONMWO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56-YQIPV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57-QSAZU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58-EVGFA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59-BIADD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60-PJUOA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61-POYDN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62-FQDVZ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63-WAIZN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64-FUPYG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65-GXDZP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66-LBIEE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67-HYWWB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68-OJHTF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69-JUFFP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70-ZFGYU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71-RPGGB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72-HCLUQ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73-XERAQ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74-IOWNZ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75-OKJSX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76-KKIID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77-HOXTQ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78-LMZWL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79-EHHGN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80-SVUAD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81-JIDDP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82-AREVB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83-ZOFVE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84-WISQY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85-YMCOE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86-OWPPF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87-ZVMEO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88-HOHZY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89-NZSAL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90-XXXCA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91-XKRPH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92-ZOYLU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93-HABVQ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94-FXXSX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95-EGOUY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96-LKHYL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97-BUPCE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98-SNIOJ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499-QERTW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00-VJHFL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01-YQARB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02-ZODBI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03-KZONR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04-SCGGU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05-PWNMN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06-URTOK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07-ENSQI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08-RMWKZ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09-OKXUL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10-VVNUJ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11-XCQTF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12-UTINN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13-JZDCR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14-YVONG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15-BINRW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16-UQLSC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17-GPSIA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18-AJJHU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19-HMUXM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20-UEDSE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21-HHNOA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22-XPHLO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23-SJMLU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24-BYKYN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25-EGIWB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26-VKPYQ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27-WLDNV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28-KTDVE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29-LEKUV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30-LPZYW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31-FTUOB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32-WDTJZ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33-KOMPL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34-GCXTO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35-LZJBH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36-ZDQKP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37-OJDMA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38-HQXUI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39-HVXLI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40-CHSLQ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41-KCHZY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42-ODRLS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43-QHHBH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44-UNNEV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45-YFZPS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46-PZVQO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47-NIXPJ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48-XAUUJ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49-TFYAC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50-XYROF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51-JPKTV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52-KZSFU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53-MTWLO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54-WHMGM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55-XMCGZ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56-AVGKK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57-AWMYI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58-PGVFZ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59-YAOWH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60-DCEDR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61-TZRTH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62-HMGAS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63-TBUBU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64-DDTNT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65-ZAAJH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66-ORYCB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67-NEJWM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68-LPPGA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69-SFOVE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70-UGDEI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St-Columba</text:p>
          </table:table-cell>
          <table:table-cell office:value-type="string" calcext:value-type="string">
            <text:p>ayCSycc6edx7LMvVpR9oA2</text:p>
          </table:table-cell>
        </table:table-row>
        <table:table-row table:style-name="ro1">
          <table:table-cell table:number-columns-repeated="2" office:value-type="string" calcext:value-type="string">
            <text:p>0571-JHMEH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rojet suivi communautaire</text:p>
          </table:table-cell>
          <table:table-cell office:value-type="string" calcext:value-type="string">
            <text:p>N8hhbRpmoTjSRHzNadkwUC</text:p>
          </table:table-cell>
        </table:table-row>
        <table:table-row table:style-name="ro1">
          <table:table-cell table:number-columns-repeated="2" office:value-type="string" calcext:value-type="string">
            <text:p>0572-VBMLL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rojet suivi communautaire</text:p>
          </table:table-cell>
          <table:table-cell office:value-type="string" calcext:value-type="string">
            <text:p>N8hhbRpmoTjSRHzNadkwUC</text:p>
          </table:table-cell>
        </table:table-row>
        <table:table-row table:style-name="ro1">
          <table:table-cell table:number-columns-repeated="2" office:value-type="string" calcext:value-type="string">
            <text:p>0573-MVRCJ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rojet suivi communautaire</text:p>
          </table:table-cell>
          <table:table-cell office:value-type="string" calcext:value-type="string">
            <text:p>N8hhbRpmoTjSRHzNadkwUC</text:p>
          </table:table-cell>
        </table:table-row>
        <table:table-row table:style-name="ro1">
          <table:table-cell table:number-columns-repeated="2" office:value-type="string" calcext:value-type="string">
            <text:p>0574-HQOVG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rojet suivi communautaire</text:p>
          </table:table-cell>
          <table:table-cell office:value-type="string" calcext:value-type="string">
            <text:p>N8hhbRpmoTjSRHzNadkwUC</text:p>
          </table:table-cell>
        </table:table-row>
        <table:table-row table:style-name="ro1">
          <table:table-cell table:number-columns-repeated="2" office:value-type="string" calcext:value-type="string">
            <text:p>0575-PYBEU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rojet suivi communautaire</text:p>
          </table:table-cell>
          <table:table-cell office:value-type="string" calcext:value-type="string">
            <text:p>N8hhbRpmoTjSRHzNadkwUC</text:p>
          </table:table-cell>
        </table:table-row>
        <table:table-row table:style-name="ro1">
          <table:table-cell table:number-columns-repeated="2" office:value-type="string" calcext:value-type="string">
            <text:p>0576-CUHFM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rojet suivi communautaire</text:p>
          </table:table-cell>
          <table:table-cell office:value-type="string" calcext:value-type="string">
            <text:p>N8hhbRpmoTjSRHzNadkwUC</text:p>
          </table:table-cell>
        </table:table-row>
        <table:table-row table:style-name="ro1">
          <table:table-cell table:number-columns-repeated="2" office:value-type="string" calcext:value-type="string">
            <text:p>0577-LCYEL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rojet suivi communautaire</text:p>
          </table:table-cell>
          <table:table-cell office:value-type="string" calcext:value-type="string">
            <text:p>N8hhbRpmoTjSRHzNadkwUC</text:p>
          </table:table-cell>
        </table:table-row>
        <table:table-row table:style-name="ro1">
          <table:table-cell table:number-columns-repeated="2" office:value-type="string" calcext:value-type="string">
            <text:p>0578-VQNJS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rojet suivi communautaire</text:p>
          </table:table-cell>
          <table:table-cell office:value-type="string" calcext:value-type="string">
            <text:p>N8hhbRpmoTjSRHzNadkwUC</text:p>
          </table:table-cell>
        </table:table-row>
        <table:table-row table:style-name="ro1">
          <table:table-cell table:number-columns-repeated="2" office:value-type="string" calcext:value-type="string">
            <text:p>0579-QSOMZ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rojet suivi communautaire</text:p>
          </table:table-cell>
          <table:table-cell office:value-type="string" calcext:value-type="string">
            <text:p>N8hhbRpmoTjSRHzNadkwUC</text:p>
          </table:table-cell>
        </table:table-row>
        <table:table-row table:style-name="ro1">
          <table:table-cell table:number-columns-repeated="2" office:value-type="string" calcext:value-type="string">
            <text:p>0580-QMNXX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rojet suivi communautaire</text:p>
          </table:table-cell>
          <table:table-cell office:value-type="string" calcext:value-type="string">
            <text:p>N8hhbRpmoTjSRHzNadkwUC</text:p>
          </table:table-cell>
        </table:table-row>
        <table:table-row table:style-name="ro1">
          <table:table-cell table:number-columns-repeated="2" office:value-type="string" calcext:value-type="string">
            <text:p>0581-ADMEA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rojet suivi communautaire</text:p>
          </table:table-cell>
          <table:table-cell office:value-type="string" calcext:value-type="string">
            <text:p>N8hhbRpmoTjSRHzNadkwUC</text:p>
          </table:table-cell>
        </table:table-row>
        <table:table-row table:style-name="ro1">
          <table:table-cell table:number-columns-repeated="2" office:value-type="string" calcext:value-type="string">
            <text:p>0582-PEHZW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rojet suivi communautaire</text:p>
          </table:table-cell>
          <table:table-cell office:value-type="string" calcext:value-type="string">
            <text:p>N8hhbRpmoTjSRHzNadkwUC</text:p>
          </table:table-cell>
        </table:table-row>
        <table:table-row table:style-name="ro1">
          <table:table-cell table:number-columns-repeated="2" office:value-type="string" calcext:value-type="string">
            <text:p>0583-JDNSR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rojet suivi communautaire</text:p>
          </table:table-cell>
          <table:table-cell office:value-type="string" calcext:value-type="string">
            <text:p>N8hhbRpmoTjSRHzNadkwUC</text:p>
          </table:table-cell>
        </table:table-row>
        <table:table-row table:style-name="ro1">
          <table:table-cell table:number-columns-repeated="2" office:value-type="string" calcext:value-type="string">
            <text:p>0584-DSVHW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rojet suivi communautaire</text:p>
          </table:table-cell>
          <table:table-cell office:value-type="string" calcext:value-type="string">
            <text:p>N8hhbRpmoTjSRHzNadkwUC</text:p>
          </table:table-cell>
        </table:table-row>
        <table:table-row table:style-name="ro1">
          <table:table-cell table:number-columns-repeated="2" office:value-type="string" calcext:value-type="string">
            <text:p>0585-PMDSB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rojet suivi communautaire</text:p>
          </table:table-cell>
          <table:table-cell office:value-type="string" calcext:value-type="string">
            <text:p>N8hhbRpmoTjSRHzNadkwUC</text:p>
          </table:table-cell>
        </table:table-row>
        <table:table-row table:style-name="ro1">
          <table:table-cell table:number-columns-repeated="2" office:value-type="string" calcext:value-type="string">
            <text:p>0586-KLWIE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rojet suivi communautaire</text:p>
          </table:table-cell>
          <table:table-cell office:value-type="string" calcext:value-type="string">
            <text:p>N8hhbRpmoTjSRHzNadkwUC</text:p>
          </table:table-cell>
        </table:table-row>
        <table:table-row table:style-name="ro1">
          <table:table-cell table:number-columns-repeated="2" office:value-type="string" calcext:value-type="string">
            <text:p>0587-MEHLJ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PAS</text:p>
          </table:table-cell>
          <table:table-cell office:value-type="string" calcext:value-type="string">
            <text:p>NSBKrpfE6zkrFdpE9J9fTF</text:p>
          </table:table-cell>
        </table:table-row>
        <table:table-row table:style-name="ro1">
          <table:table-cell table:number-columns-repeated="2" office:value-type="string" calcext:value-type="string">
            <text:p>0588-BKKEF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PAS</text:p>
          </table:table-cell>
          <table:table-cell office:value-type="string" calcext:value-type="string">
            <text:p>NSBKrpfE6zkrFdpE9J9fTF</text:p>
          </table:table-cell>
        </table:table-row>
        <table:table-row table:style-name="ro1">
          <table:table-cell table:number-columns-repeated="2" office:value-type="string" calcext:value-type="string">
            <text:p>0589-JMNAP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PAS</text:p>
          </table:table-cell>
          <table:table-cell office:value-type="string" calcext:value-type="string">
            <text:p>NSBKrpfE6zkrFdpE9J9fTF</text:p>
          </table:table-cell>
        </table:table-row>
        <table:table-row table:style-name="ro1">
          <table:table-cell table:number-columns-repeated="2" office:value-type="string" calcext:value-type="string">
            <text:p>0590-FDNRE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PAS</text:p>
          </table:table-cell>
          <table:table-cell office:value-type="string" calcext:value-type="string">
            <text:p>NSBKrpfE6zkrFdpE9J9fTF</text:p>
          </table:table-cell>
        </table:table-row>
        <table:table-row table:style-name="ro1">
          <table:table-cell table:number-columns-repeated="2" office:value-type="string" calcext:value-type="string">
            <text:p>0591-KIAKY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PAS</text:p>
          </table:table-cell>
          <table:table-cell office:value-type="string" calcext:value-type="string">
            <text:p>NSBKrpfE6zkrFdpE9J9fTF</text:p>
          </table:table-cell>
        </table:table-row>
        <table:table-row table:style-name="ro1">
          <table:table-cell table:number-columns-repeated="2" office:value-type="string" calcext:value-type="string">
            <text:p>0592-UNVIT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PAS</text:p>
          </table:table-cell>
          <table:table-cell office:value-type="string" calcext:value-type="string">
            <text:p>NSBKrpfE6zkrFdpE9J9fTF</text:p>
          </table:table-cell>
        </table:table-row>
        <table:table-row table:style-name="ro1">
          <table:table-cell table:number-columns-repeated="2" office:value-type="string" calcext:value-type="string">
            <text:p>0593-TLANC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PAS</text:p>
          </table:table-cell>
          <table:table-cell office:value-type="string" calcext:value-type="string">
            <text:p>NSBKrpfE6zkrFdpE9J9fTF</text:p>
          </table:table-cell>
        </table:table-row>
        <table:table-row table:style-name="ro1">
          <table:table-cell table:number-columns-repeated="2" office:value-type="string" calcext:value-type="string">
            <text:p>0594-VMXHV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PAS</text:p>
          </table:table-cell>
          <table:table-cell office:value-type="string" calcext:value-type="string">
            <text:p>NSBKrpfE6zkrFdpE9J9fTF</text:p>
          </table:table-cell>
        </table:table-row>
        <table:table-row table:style-name="ro1">
          <table:table-cell table:number-columns-repeated="2" office:value-type="string" calcext:value-type="string">
            <text:p>0595-BFSPJ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PAS</text:p>
          </table:table-cell>
          <table:table-cell office:value-type="string" calcext:value-type="string">
            <text:p>NSBKrpfE6zkrFdpE9J9fTF</text:p>
          </table:table-cell>
        </table:table-row>
        <table:table-row table:style-name="ro1">
          <table:table-cell table:number-columns-repeated="2" office:value-type="string" calcext:value-type="string">
            <text:p>0596-UYJKB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PAS</text:p>
          </table:table-cell>
          <table:table-cell office:value-type="string" calcext:value-type="string">
            <text:p>NSBKrpfE6zkrFdpE9J9fTF</text:p>
          </table:table-cell>
        </table:table-row>
        <table:table-row table:style-name="ro1">
          <table:table-cell table:number-columns-repeated="2" office:value-type="string" calcext:value-type="string">
            <text:p>0597-ZJFJK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PAS</text:p>
          </table:table-cell>
          <table:table-cell office:value-type="string" calcext:value-type="string">
            <text:p>NSBKrpfE6zkrFdpE9J9fTF</text:p>
          </table:table-cell>
        </table:table-row>
        <table:table-row table:style-name="ro1">
          <table:table-cell table:number-columns-repeated="2" office:value-type="string" calcext:value-type="string">
            <text:p>0598-MRNJS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PAS</text:p>
          </table:table-cell>
          <table:table-cell office:value-type="string" calcext:value-type="string">
            <text:p>NSBKrpfE6zkrFdpE9J9fTF</text:p>
          </table:table-cell>
        </table:table-row>
        <table:table-row table:style-name="ro1">
          <table:table-cell table:number-columns-repeated="2" office:value-type="string" calcext:value-type="string">
            <text:p>0599-OZNHT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PAS</text:p>
          </table:table-cell>
          <table:table-cell office:value-type="string" calcext:value-type="string">
            <text:p>NSBKrpfE6zkrFdpE9J9fTF</text:p>
          </table:table-cell>
        </table:table-row>
        <table:table-row table:style-name="ro1">
          <table:table-cell table:number-columns-repeated="2" office:value-type="string" calcext:value-type="string">
            <text:p>0600-ZIJCJ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PAS</text:p>
          </table:table-cell>
          <table:table-cell office:value-type="string" calcext:value-type="string">
            <text:p>NSBKrpfE6zkrFdpE9J9fTF</text:p>
          </table:table-cell>
        </table:table-row>
        <table:table-row table:style-name="ro1">
          <table:table-cell table:number-columns-repeated="2" office:value-type="string" calcext:value-type="string">
            <text:p>0601-JNCEN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PAS</text:p>
          </table:table-cell>
          <table:table-cell office:value-type="string" calcext:value-type="string">
            <text:p>NSBKrpfE6zkrFdpE9J9fTF</text:p>
          </table:table-cell>
        </table:table-row>
        <table:table-row table:style-name="ro1">
          <table:table-cell table:number-columns-repeated="2" office:value-type="string" calcext:value-type="string">
            <text:p>0602-MFOXA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IMF</text:p>
          </table:table-cell>
          <table:table-cell office:value-type="string" calcext:value-type="string">
            <text:p>JzvgZtLXWehfUGv9i6qx2f</text:p>
          </table:table-cell>
        </table:table-row>
        <table:table-row table:style-name="ro1">
          <table:table-cell table:number-columns-repeated="2" office:value-type="string" calcext:value-type="string">
            <text:p>0603-LMGHW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IMF</text:p>
          </table:table-cell>
          <table:table-cell office:value-type="string" calcext:value-type="string">
            <text:p>JzvgZtLXWehfUGv9i6qx2f</text:p>
          </table:table-cell>
        </table:table-row>
        <table:table-row table:style-name="ro1">
          <table:table-cell table:number-columns-repeated="2" office:value-type="string" calcext:value-type="string">
            <text:p>0604-JUGOV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IMF</text:p>
          </table:table-cell>
          <table:table-cell office:value-type="string" calcext:value-type="string">
            <text:p>JzvgZtLXWehfUGv9i6qx2f</text:p>
          </table:table-cell>
        </table:table-row>
        <table:table-row table:style-name="ro1">
          <table:table-cell table:number-columns-repeated="2" office:value-type="string" calcext:value-type="string">
            <text:p>0605-KXTPI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IMF</text:p>
          </table:table-cell>
          <table:table-cell office:value-type="string" calcext:value-type="string">
            <text:p>JzvgZtLXWehfUGv9i6qx2f</text:p>
          </table:table-cell>
        </table:table-row>
        <table:table-row table:style-name="ro1">
          <table:table-cell table:number-columns-repeated="2" office:value-type="string" calcext:value-type="string">
            <text:p>0606-PFKVL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IMF</text:p>
          </table:table-cell>
          <table:table-cell office:value-type="string" calcext:value-type="string">
            <text:p>JzvgZtLXWehfUGv9i6qx2f</text:p>
          </table:table-cell>
        </table:table-row>
        <table:table-row table:style-name="ro1">
          <table:table-cell table:number-columns-repeated="2" office:value-type="string" calcext:value-type="string">
            <text:p>0607-BVTWZ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IMF</text:p>
          </table:table-cell>
          <table:table-cell office:value-type="string" calcext:value-type="string">
            <text:p>JzvgZtLXWehfUGv9i6qx2f</text:p>
          </table:table-cell>
        </table:table-row>
        <table:table-row table:style-name="ro1">
          <table:table-cell table:number-columns-repeated="2" office:value-type="string" calcext:value-type="string">
            <text:p>0608-CGPMW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IMF</text:p>
          </table:table-cell>
          <table:table-cell office:value-type="string" calcext:value-type="string">
            <text:p>JzvgZtLXWehfUGv9i6qx2f</text:p>
          </table:table-cell>
        </table:table-row>
        <table:table-row table:style-name="ro1">
          <table:table-cell table:number-columns-repeated="2" office:value-type="string" calcext:value-type="string">
            <text:p>0609-TDPKM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IMF</text:p>
          </table:table-cell>
          <table:table-cell office:value-type="string" calcext:value-type="string">
            <text:p>JzvgZtLXWehfUGv9i6qx2f</text:p>
          </table:table-cell>
        </table:table-row>
        <table:table-row table:style-name="ro1">
          <table:table-cell table:number-columns-repeated="2" office:value-type="string" calcext:value-type="string">
            <text:p>0610-DGNAC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IMF</text:p>
          </table:table-cell>
          <table:table-cell office:value-type="string" calcext:value-type="string">
            <text:p>JzvgZtLXWehfUGv9i6qx2f</text:p>
          </table:table-cell>
        </table:table-row>
        <table:table-row table:style-name="ro1">
          <table:table-cell table:number-columns-repeated="2" office:value-type="string" calcext:value-type="string">
            <text:p>0611-KUQOU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IMF</text:p>
          </table:table-cell>
          <table:table-cell office:value-type="string" calcext:value-type="string">
            <text:p>JzvgZtLXWehfUGv9i6qx2f</text:p>
          </table:table-cell>
        </table:table-row>
        <table:table-row table:style-name="ro1">
          <table:table-cell table:number-columns-repeated="2" office:value-type="string" calcext:value-type="string">
            <text:p>0612-YZLWE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rojet Alexandra et ruche d'art</text:p>
          </table:table-cell>
          <table:table-cell office:value-type="string" calcext:value-type="string">
            <text:p>XGeb4uWJeQ8yJykSyXf4P3</text:p>
          </table:table-cell>
        </table:table-row>
        <table:table-row table:style-name="ro1">
          <table:table-cell table:number-columns-repeated="2" office:value-type="string" calcext:value-type="string">
            <text:p>0613-LQXLC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rojet Alexandra et ruche d'art</text:p>
          </table:table-cell>
          <table:table-cell office:value-type="string" calcext:value-type="string">
            <text:p>XGeb4uWJeQ8yJykSyXf4P3</text:p>
          </table:table-cell>
        </table:table-row>
        <table:table-row table:style-name="ro1">
          <table:table-cell table:number-columns-repeated="2" office:value-type="string" calcext:value-type="string">
            <text:p>0614-DSVLQ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rojet Alexandra et ruche d'art</text:p>
          </table:table-cell>
          <table:table-cell office:value-type="string" calcext:value-type="string">
            <text:p>XGeb4uWJeQ8yJykSyXf4P3</text:p>
          </table:table-cell>
        </table:table-row>
        <table:table-row table:style-name="ro1">
          <table:table-cell table:number-columns-repeated="2" office:value-type="string" calcext:value-type="string">
            <text:p>0615-EFWQG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rojet Alexandra et ruche d'art</text:p>
          </table:table-cell>
          <table:table-cell office:value-type="string" calcext:value-type="string">
            <text:p>XGeb4uWJeQ8yJykSyXf4P3</text:p>
          </table:table-cell>
        </table:table-row>
        <table:table-row table:style-name="ro1">
          <table:table-cell table:number-columns-repeated="2" office:value-type="string" calcext:value-type="string">
            <text:p>0616-MAKRB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rojet Alexandra et ruche d'art</text:p>
          </table:table-cell>
          <table:table-cell office:value-type="string" calcext:value-type="string">
            <text:p>XGeb4uWJeQ8yJykSyXf4P3</text:p>
          </table:table-cell>
        </table:table-row>
        <table:table-row table:style-name="ro1">
          <table:table-cell table:number-columns-repeated="2" office:value-type="string" calcext:value-type="string">
            <text:p>0617-CCGKN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rojet Alexandra et ruche d'art</text:p>
          </table:table-cell>
          <table:table-cell office:value-type="string" calcext:value-type="string">
            <text:p>XGeb4uWJeQ8yJykSyXf4P3</text:p>
          </table:table-cell>
        </table:table-row>
        <table:table-row table:style-name="ro1">
          <table:table-cell table:number-columns-repeated="2" office:value-type="string" calcext:value-type="string">
            <text:p>0618-FVZPV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rojet Alexandra et ruche d'art</text:p>
          </table:table-cell>
          <table:table-cell office:value-type="string" calcext:value-type="string">
            <text:p>XGeb4uWJeQ8yJykSyXf4P3</text:p>
          </table:table-cell>
        </table:table-row>
        <table:table-row table:style-name="ro1">
          <table:table-cell table:number-columns-repeated="2" office:value-type="string" calcext:value-type="string">
            <text:p>0619-ATBQI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rojet Alexandra et ruche d'art</text:p>
          </table:table-cell>
          <table:table-cell office:value-type="string" calcext:value-type="string">
            <text:p>XGeb4uWJeQ8yJykSyXf4P3</text:p>
          </table:table-cell>
        </table:table-row>
        <table:table-row table:style-name="ro1">
          <table:table-cell table:number-columns-repeated="2" office:value-type="string" calcext:value-type="string">
            <text:p>0620-RIIIL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rojet Alexandra et ruche d'art</text:p>
          </table:table-cell>
          <table:table-cell office:value-type="string" calcext:value-type="string">
            <text:p>XGeb4uWJeQ8yJykSyXf4P3</text:p>
          </table:table-cell>
        </table:table-row>
        <table:table-row table:style-name="ro1">
          <table:table-cell table:number-columns-repeated="2" office:value-type="string" calcext:value-type="string">
            <text:p>0621-BVEFW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rojet Alexandra et ruche d'art</text:p>
          </table:table-cell>
          <table:table-cell office:value-type="string" calcext:value-type="string">
            <text:p>XGeb4uWJeQ8yJykSyXf4P3</text:p>
          </table:table-cell>
        </table:table-row>
        <table:table-row table:style-name="ro1">
          <table:table-cell table:number-columns-repeated="2" office:value-type="string" calcext:value-type="string">
            <text:p>0622-MRPRN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rojet Alexandra et ruche d'art</text:p>
          </table:table-cell>
          <table:table-cell office:value-type="string" calcext:value-type="string">
            <text:p>XGeb4uWJeQ8yJykSyXf4P3</text:p>
          </table:table-cell>
        </table:table-row>
        <table:table-row table:style-name="ro1">
          <table:table-cell table:number-columns-repeated="2" office:value-type="string" calcext:value-type="string">
            <text:p>0623-GKKWH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rojet Alexandra et ruche d'art</text:p>
          </table:table-cell>
          <table:table-cell office:value-type="string" calcext:value-type="string">
            <text:p>XGeb4uWJeQ8yJykSyXf4P3</text:p>
          </table:table-cell>
        </table:table-row>
        <table:table-row table:style-name="ro1">
          <table:table-cell table:number-columns-repeated="2" office:value-type="string" calcext:value-type="string">
            <text:p>0624-OYQLF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rojet Alexandra et ruche d'art</text:p>
          </table:table-cell>
          <table:table-cell office:value-type="string" calcext:value-type="string">
            <text:p>XGeb4uWJeQ8yJykSyXf4P3</text:p>
          </table:table-cell>
        </table:table-row>
        <table:table-row table:style-name="ro1">
          <table:table-cell table:number-columns-repeated="2" office:value-type="string" calcext:value-type="string">
            <text:p>0625-RTOGE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rojet Alexandra et ruche d'art</text:p>
          </table:table-cell>
          <table:table-cell office:value-type="string" calcext:value-type="string">
            <text:p>XGeb4uWJeQ8yJykSyXf4P3</text:p>
          </table:table-cell>
        </table:table-row>
        <table:table-row table:style-name="ro1">
          <table:table-cell table:number-columns-repeated="2" office:value-type="string" calcext:value-type="string">
            <text:p>0626-PCBOV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rojet Alexandra et ruche d'art</text:p>
          </table:table-cell>
          <table:table-cell office:value-type="string" calcext:value-type="string">
            <text:p>XGeb4uWJeQ8yJykSyXf4P3</text:p>
          </table:table-cell>
        </table:table-row>
        <table:table-row table:style-name="ro1">
          <table:table-cell table:number-columns-repeated="2" office:value-type="string" calcext:value-type="string">
            <text:p>0627-PTYTK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rojet Alexandra et ruche d'art</text:p>
          </table:table-cell>
          <table:table-cell office:value-type="string" calcext:value-type="string">
            <text:p>XGeb4uWJeQ8yJykSyXf4P3</text:p>
          </table:table-cell>
        </table:table-row>
        <table:table-row table:style-name="ro1">
          <table:table-cell table:number-columns-repeated="2" office:value-type="string" calcext:value-type="string">
            <text:p>0628-WXMZJ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rojet Alexandra et ruche d'art</text:p>
          </table:table-cell>
          <table:table-cell office:value-type="string" calcext:value-type="string">
            <text:p>XGeb4uWJeQ8yJykSyXf4P3</text:p>
          </table:table-cell>
        </table:table-row>
        <table:table-row table:style-name="ro1">
          <table:table-cell table:number-columns-repeated="2" office:value-type="string" calcext:value-type="string">
            <text:p>0629-OXWLT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rojet Alexandra et ruche d'art</text:p>
          </table:table-cell>
          <table:table-cell office:value-type="string" calcext:value-type="string">
            <text:p>XGeb4uWJeQ8yJykSyXf4P3</text:p>
          </table:table-cell>
        </table:table-row>
        <table:table-row table:style-name="ro1">
          <table:table-cell table:number-columns-repeated="2" office:value-type="string" calcext:value-type="string">
            <text:p>0630-NGJLX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rojet Alexandra et ruche d'art</text:p>
          </table:table-cell>
          <table:table-cell office:value-type="string" calcext:value-type="string">
            <text:p>XGeb4uWJeQ8yJykSyXf4P3</text:p>
          </table:table-cell>
        </table:table-row>
        <table:table-row table:style-name="ro1">
          <table:table-cell table:number-columns-repeated="2" office:value-type="string" calcext:value-type="string">
            <text:p>0631-NDCOZ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rojet Alexandra et ruche d'art</text:p>
          </table:table-cell>
          <table:table-cell office:value-type="string" calcext:value-type="string">
            <text:p>XGeb4uWJeQ8yJykSyXf4P3</text:p>
          </table:table-cell>
        </table:table-row>
        <table:table-row table:style-name="ro1">
          <table:table-cell table:number-columns-repeated="2" office:value-type="string" calcext:value-type="string">
            <text:p>0632-ECVWR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rojet Alexandra et ruche d'art</text:p>
          </table:table-cell>
          <table:table-cell office:value-type="string" calcext:value-type="string">
            <text:p>XGeb4uWJeQ8yJykSyXf4P3</text:p>
          </table:table-cell>
        </table:table-row>
        <table:table-row table:style-name="ro1">
          <table:table-cell table:number-columns-repeated="2" office:value-type="string" calcext:value-type="string">
            <text:p>0633-PCHSX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rojet Alexandra et ruche d'art</text:p>
          </table:table-cell>
          <table:table-cell office:value-type="string" calcext:value-type="string">
            <text:p>XGeb4uWJeQ8yJykSyXf4P3</text:p>
          </table:table-cell>
        </table:table-row>
        <table:table-row table:style-name="ro1">
          <table:table-cell table:number-columns-repeated="2" office:value-type="string" calcext:value-type="string">
            <text:p>0634-MIUFM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rojet Alexandra et ruche d'art</text:p>
          </table:table-cell>
          <table:table-cell office:value-type="string" calcext:value-type="string">
            <text:p>XGeb4uWJeQ8yJykSyXf4P3</text:p>
          </table:table-cell>
        </table:table-row>
        <table:table-row table:style-name="ro1">
          <table:table-cell table:number-columns-repeated="2" office:value-type="string" calcext:value-type="string">
            <text:p>0635-YBDXG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rojet Alexandra et ruche d'art</text:p>
          </table:table-cell>
          <table:table-cell office:value-type="string" calcext:value-type="string">
            <text:p>XGeb4uWJeQ8yJykSyXf4P3</text:p>
          </table:table-cell>
        </table:table-row>
        <table:table-row table:style-name="ro1">
          <table:table-cell table:number-columns-repeated="2" office:value-type="string" calcext:value-type="string">
            <text:p>0636-VGJNW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rojet Alexandra et ruche d'art</text:p>
          </table:table-cell>
          <table:table-cell office:value-type="string" calcext:value-type="string">
            <text:p>XGeb4uWJeQ8yJykSyXf4P3</text:p>
          </table:table-cell>
        </table:table-row>
        <table:table-row table:style-name="ro1">
          <table:table-cell table:number-columns-repeated="2" office:value-type="string" calcext:value-type="string">
            <text:p>0637-VWRLI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13 (maison de chambre)</text:p>
          </table:table-cell>
          <table:table-cell office:value-type="string" calcext:value-type="string">
            <text:p>CDuma523stMswKNmRG87Kr</text:p>
          </table:table-cell>
        </table:table-row>
        <table:table-row table:style-name="ro1">
          <table:table-cell table:number-columns-repeated="2" office:value-type="string" calcext:value-type="string">
            <text:p>0638-XTHZL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13 (maison de chambre)</text:p>
          </table:table-cell>
          <table:table-cell office:value-type="string" calcext:value-type="string">
            <text:p>CDuma523stMswKNmRG87Kr</text:p>
          </table:table-cell>
        </table:table-row>
        <table:table-row table:style-name="ro1">
          <table:table-cell table:number-columns-repeated="2" office:value-type="string" calcext:value-type="string">
            <text:p>0639-UEUOQ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13 (maison de chambre)</text:p>
          </table:table-cell>
          <table:table-cell office:value-type="string" calcext:value-type="string">
            <text:p>CDuma523stMswKNmRG87Kr</text:p>
          </table:table-cell>
        </table:table-row>
        <table:table-row table:style-name="ro1">
          <table:table-cell table:number-columns-repeated="2" office:value-type="string" calcext:value-type="string">
            <text:p>0640-KZWKJ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13 (maison de chambre)</text:p>
          </table:table-cell>
          <table:table-cell office:value-type="string" calcext:value-type="string">
            <text:p>CDuma523stMswKNmRG87Kr</text:p>
          </table:table-cell>
        </table:table-row>
        <table:table-row table:style-name="ro1">
          <table:table-cell table:number-columns-repeated="2" office:value-type="string" calcext:value-type="string">
            <text:p>0641-CYUVW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13 (maison de chambre)</text:p>
          </table:table-cell>
          <table:table-cell office:value-type="string" calcext:value-type="string">
            <text:p>CDuma523stMswKNmRG87Kr</text:p>
          </table:table-cell>
        </table:table-row>
        <table:table-row table:style-name="ro1">
          <table:table-cell table:number-columns-repeated="2" office:value-type="string" calcext:value-type="string">
            <text:p>0642-WCQWF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13 (maison de chambre)</text:p>
          </table:table-cell>
          <table:table-cell office:value-type="string" calcext:value-type="string">
            <text:p>CDuma523stMswKNmRG87Kr</text:p>
          </table:table-cell>
        </table:table-row>
        <table:table-row table:style-name="ro1">
          <table:table-cell table:number-columns-repeated="2" office:value-type="string" calcext:value-type="string">
            <text:p>0643-RIPUY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13 (maison de chambre)</text:p>
          </table:table-cell>
          <table:table-cell office:value-type="string" calcext:value-type="string">
            <text:p>CDuma523stMswKNmRG87Kr</text:p>
          </table:table-cell>
        </table:table-row>
        <table:table-row table:style-name="ro1">
          <table:table-cell table:number-columns-repeated="2" office:value-type="string" calcext:value-type="string">
            <text:p>0644-NEKXU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13 (maison de chambre)</text:p>
          </table:table-cell>
          <table:table-cell office:value-type="string" calcext:value-type="string">
            <text:p>CDuma523stMswKNmRG87Kr</text:p>
          </table:table-cell>
        </table:table-row>
        <table:table-row table:style-name="ro1">
          <table:table-cell table:number-columns-repeated="2" office:value-type="string" calcext:value-type="string">
            <text:p>0645-VHNAZ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13 (maison de chambre)</text:p>
          </table:table-cell>
          <table:table-cell office:value-type="string" calcext:value-type="string">
            <text:p>CDuma523stMswKNmRG87Kr</text:p>
          </table:table-cell>
        </table:table-row>
        <table:table-row table:style-name="ro1">
          <table:table-cell table:number-columns-repeated="2" office:value-type="string" calcext:value-type="string">
            <text:p>0646-LMWPC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13 (maison de chambre)</text:p>
          </table:table-cell>
          <table:table-cell office:value-type="string" calcext:value-type="string">
            <text:p>CDuma523stMswKNmRG87Kr</text:p>
          </table:table-cell>
        </table:table-row>
        <table:table-row table:style-name="ro1">
          <table:table-cell table:number-columns-repeated="2" office:value-type="string" calcext:value-type="string">
            <text:p>0647-HBPDP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13 (maison de chambre)</text:p>
          </table:table-cell>
          <table:table-cell office:value-type="string" calcext:value-type="string">
            <text:p>CDuma523stMswKNmRG87Kr</text:p>
          </table:table-cell>
        </table:table-row>
        <table:table-row table:style-name="ro1">
          <table:table-cell table:number-columns-repeated="2" office:value-type="string" calcext:value-type="string">
            <text:p>0648-FHUSU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13 (maison de chambre)</text:p>
          </table:table-cell>
          <table:table-cell office:value-type="string" calcext:value-type="string">
            <text:p>CDuma523stMswKNmRG87Kr</text:p>
          </table:table-cell>
        </table:table-row>
        <table:table-row table:style-name="ro1">
          <table:table-cell table:number-columns-repeated="2" office:value-type="string" calcext:value-type="string">
            <text:p>0649-CGGYW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13 (maison de chambre)</text:p>
          </table:table-cell>
          <table:table-cell office:value-type="string" calcext:value-type="string">
            <text:p>CDuma523stMswKNmRG87Kr</text:p>
          </table:table-cell>
        </table:table-row>
        <table:table-row table:style-name="ro1">
          <table:table-cell table:number-columns-repeated="2" office:value-type="string" calcext:value-type="string">
            <text:p>0650-FLMDG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13 (maison de chambre)</text:p>
          </table:table-cell>
          <table:table-cell office:value-type="string" calcext:value-type="string">
            <text:p>CDuma523stMswKNmRG87Kr</text:p>
          </table:table-cell>
        </table:table-row>
        <table:table-row table:style-name="ro1">
          <table:table-cell table:number-columns-repeated="2" office:value-type="string" calcext:value-type="string">
            <text:p>0651-ZGCYE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13 (maison de chambre)</text:p>
          </table:table-cell>
          <table:table-cell office:value-type="string" calcext:value-type="string">
            <text:p>CDuma523stMswKNmRG87Kr</text:p>
          </table:table-cell>
        </table:table-row>
        <table:table-row table:style-name="ro1">
          <table:table-cell table:number-columns-repeated="2" office:value-type="string" calcext:value-type="string">
            <text:p>0652-FTDAL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13 (maison de chambre)</text:p>
          </table:table-cell>
          <table:table-cell office:value-type="string" calcext:value-type="string">
            <text:p>CDuma523stMswKNmRG87Kr</text:p>
          </table:table-cell>
        </table:table-row>
        <table:table-row table:style-name="ro1">
          <table:table-cell table:number-columns-repeated="2" office:value-type="string" calcext:value-type="string">
            <text:p>0653-VUTWI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13 (maison de chambre)</text:p>
          </table:table-cell>
          <table:table-cell office:value-type="string" calcext:value-type="string">
            <text:p>CDuma523stMswKNmRG87Kr</text:p>
          </table:table-cell>
        </table:table-row>
        <table:table-row table:style-name="ro1">
          <table:table-cell table:number-columns-repeated="2" office:value-type="string" calcext:value-type="string">
            <text:p>0654-LLCAF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13 (maison de chambre)</text:p>
          </table:table-cell>
          <table:table-cell office:value-type="string" calcext:value-type="string">
            <text:p>CDuma523stMswKNmRG87Kr</text:p>
          </table:table-cell>
        </table:table-row>
        <table:table-row table:style-name="ro1">
          <table:table-cell table:number-columns-repeated="2" office:value-type="string" calcext:value-type="string">
            <text:p>0655-PCHUH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13 (maison de chambre)</text:p>
          </table:table-cell>
          <table:table-cell office:value-type="string" calcext:value-type="string">
            <text:p>CDuma523stMswKNmRG87Kr</text:p>
          </table:table-cell>
        </table:table-row>
        <table:table-row table:style-name="ro1">
          <table:table-cell table:number-columns-repeated="2" office:value-type="string" calcext:value-type="string">
            <text:p>0656-GJJAW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ison 13 (maison de chambre)</text:p>
          </table:table-cell>
          <table:table-cell office:value-type="string" calcext:value-type="string">
            <text:p>CDuma523stMswKNmRG87Kr</text:p>
          </table:table-cell>
        </table:table-row>
        <table:table-row table:style-name="ro1">
          <table:table-cell table:number-columns-repeated="2" office:value-type="string" calcext:value-type="string">
            <text:p>0657-EAXWJ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linique comm. de PSC</text:p>
          </table:table-cell>
          <table:table-cell office:value-type="string" calcext:value-type="string">
            <text:p>8ywoSjbtUPwixh5k8xBxhT</text:p>
          </table:table-cell>
        </table:table-row>
        <table:table-row table:style-name="ro1">
          <table:table-cell table:number-columns-repeated="2" office:value-type="string" calcext:value-type="string">
            <text:p>0658-ORHSO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linique comm. de PSC</text:p>
          </table:table-cell>
          <table:table-cell office:value-type="string" calcext:value-type="string">
            <text:p>8ywoSjbtUPwixh5k8xBxhT</text:p>
          </table:table-cell>
        </table:table-row>
        <table:table-row table:style-name="ro1">
          <table:table-cell table:number-columns-repeated="2" office:value-type="string" calcext:value-type="string">
            <text:p>0659-LLMTO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linique comm. de PSC</text:p>
          </table:table-cell>
          <table:table-cell office:value-type="string" calcext:value-type="string">
            <text:p>8ywoSjbtUPwixh5k8xBxhT</text:p>
          </table:table-cell>
        </table:table-row>
        <table:table-row table:style-name="ro1">
          <table:table-cell table:number-columns-repeated="2" office:value-type="string" calcext:value-type="string">
            <text:p>0660-NHYZA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linique comm. de PSC</text:p>
          </table:table-cell>
          <table:table-cell office:value-type="string" calcext:value-type="string">
            <text:p>8ywoSjbtUPwixh5k8xBxhT</text:p>
          </table:table-cell>
        </table:table-row>
        <table:table-row table:style-name="ro1">
          <table:table-cell table:number-columns-repeated="2" office:value-type="string" calcext:value-type="string">
            <text:p>0661-AYRVB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linique comm. de PSC</text:p>
          </table:table-cell>
          <table:table-cell office:value-type="string" calcext:value-type="string">
            <text:p>8ywoSjbtUPwixh5k8xBxhT</text:p>
          </table:table-cell>
        </table:table-row>
        <table:table-row table:style-name="ro1">
          <table:table-cell table:number-columns-repeated="2" office:value-type="string" calcext:value-type="string">
            <text:p>0662-AGTOM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linique comm. de PSC</text:p>
          </table:table-cell>
          <table:table-cell office:value-type="string" calcext:value-type="string">
            <text:p>8ywoSjbtUPwixh5k8xBxhT</text:p>
          </table:table-cell>
        </table:table-row>
        <table:table-row table:style-name="ro1">
          <table:table-cell table:number-columns-repeated="2" office:value-type="string" calcext:value-type="string">
            <text:p>0663-PZKKJ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linique comm. de PSC</text:p>
          </table:table-cell>
          <table:table-cell office:value-type="string" calcext:value-type="string">
            <text:p>8ywoSjbtUPwixh5k8xBxhT</text:p>
          </table:table-cell>
        </table:table-row>
        <table:table-row table:style-name="ro1">
          <table:table-cell table:number-columns-repeated="2" office:value-type="string" calcext:value-type="string">
            <text:p>0664-VSESC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linique comm. de PSC</text:p>
          </table:table-cell>
          <table:table-cell office:value-type="string" calcext:value-type="string">
            <text:p>8ywoSjbtUPwixh5k8xBxhT</text:p>
          </table:table-cell>
        </table:table-row>
        <table:table-row table:style-name="ro1">
          <table:table-cell table:number-columns-repeated="2" office:value-type="string" calcext:value-type="string">
            <text:p>0665-IHDJN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linique comm. de PSC</text:p>
          </table:table-cell>
          <table:table-cell office:value-type="string" calcext:value-type="string">
            <text:p>8ywoSjbtUPwixh5k8xBxhT</text:p>
          </table:table-cell>
        </table:table-row>
        <table:table-row table:style-name="ro1">
          <table:table-cell table:number-columns-repeated="2" office:value-type="string" calcext:value-type="string">
            <text:p>0666-RJFMI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linique comm. de PSC</text:p>
          </table:table-cell>
          <table:table-cell office:value-type="string" calcext:value-type="string">
            <text:p>8ywoSjbtUPwixh5k8xBxhT</text:p>
          </table:table-cell>
        </table:table-row>
        <table:table-row table:style-name="ro1">
          <table:table-cell table:number-columns-repeated="2" office:value-type="string" calcext:value-type="string">
            <text:p>0667-QUSAT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linique comm. de PSC</text:p>
          </table:table-cell>
          <table:table-cell office:value-type="string" calcext:value-type="string">
            <text:p>8ywoSjbtUPwixh5k8xBxhT</text:p>
          </table:table-cell>
        </table:table-row>
        <table:table-row table:style-name="ro1">
          <table:table-cell table:number-columns-repeated="2" office:value-type="string" calcext:value-type="string">
            <text:p>0668-NARWH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linique comm. de PSC</text:p>
          </table:table-cell>
          <table:table-cell office:value-type="string" calcext:value-type="string">
            <text:p>8ywoSjbtUPwixh5k8xBxhT</text:p>
          </table:table-cell>
        </table:table-row>
        <table:table-row table:style-name="ro1">
          <table:table-cell table:number-columns-repeated="2" office:value-type="string" calcext:value-type="string">
            <text:p>0669-NPJEN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linique comm. de PSC</text:p>
          </table:table-cell>
          <table:table-cell office:value-type="string" calcext:value-type="string">
            <text:p>8ywoSjbtUPwixh5k8xBxhT</text:p>
          </table:table-cell>
        </table:table-row>
        <table:table-row table:style-name="ro1">
          <table:table-cell table:number-columns-repeated="2" office:value-type="string" calcext:value-type="string">
            <text:p>0670-JXMHA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linique comm. de PSC</text:p>
          </table:table-cell>
          <table:table-cell office:value-type="string" calcext:value-type="string">
            <text:p>8ywoSjbtUPwixh5k8xBxhT</text:p>
          </table:table-cell>
        </table:table-row>
        <table:table-row table:style-name="ro1">
          <table:table-cell table:number-columns-repeated="2" office:value-type="string" calcext:value-type="string">
            <text:p>0671-VCQHJ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linique comm. de PSC</text:p>
          </table:table-cell>
          <table:table-cell office:value-type="string" calcext:value-type="string">
            <text:p>8ywoSjbtUPwixh5k8xBxhT</text:p>
          </table:table-cell>
        </table:table-row>
        <table:table-row table:style-name="ro1">
          <table:table-cell table:number-columns-repeated="2" office:value-type="string" calcext:value-type="string">
            <text:p>0672-JPVWG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YMCA</text:p>
          </table:table-cell>
          <table:table-cell office:value-type="string" calcext:value-type="string">
            <text:p>P7hUePnwFgJTd4k8cgtHje</text:p>
          </table:table-cell>
        </table:table-row>
        <table:table-row table:style-name="ro1">
          <table:table-cell table:number-columns-repeated="2" office:value-type="string" calcext:value-type="string">
            <text:p>0673-FYYKG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YMCA</text:p>
          </table:table-cell>
          <table:table-cell office:value-type="string" calcext:value-type="string">
            <text:p>P7hUePnwFgJTd4k8cgtHje</text:p>
          </table:table-cell>
        </table:table-row>
        <table:table-row table:style-name="ro1">
          <table:table-cell table:number-columns-repeated="2" office:value-type="string" calcext:value-type="string">
            <text:p>0674-YIBDB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YMCA</text:p>
          </table:table-cell>
          <table:table-cell office:value-type="string" calcext:value-type="string">
            <text:p>P7hUePnwFgJTd4k8cgtHje</text:p>
          </table:table-cell>
        </table:table-row>
        <table:table-row table:style-name="ro1">
          <table:table-cell table:number-columns-repeated="2" office:value-type="string" calcext:value-type="string">
            <text:p>0675-RTQFM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YMCA</text:p>
          </table:table-cell>
          <table:table-cell office:value-type="string" calcext:value-type="string">
            <text:p>P7hUePnwFgJTd4k8cgtHje</text:p>
          </table:table-cell>
        </table:table-row>
        <table:table-row table:style-name="ro1">
          <table:table-cell table:number-columns-repeated="2" office:value-type="string" calcext:value-type="string">
            <text:p>0676-KTGZD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YMCA</text:p>
          </table:table-cell>
          <table:table-cell office:value-type="string" calcext:value-type="string">
            <text:p>P7hUePnwFgJTd4k8cgtHje</text:p>
          </table:table-cell>
        </table:table-row>
        <table:table-row table:style-name="ro1">
          <table:table-cell table:number-columns-repeated="2" office:value-type="string" calcext:value-type="string">
            <text:p>0677-VQPIB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YMCA</text:p>
          </table:table-cell>
          <table:table-cell office:value-type="string" calcext:value-type="string">
            <text:p>P7hUePnwFgJTd4k8cgtHje</text:p>
          </table:table-cell>
        </table:table-row>
        <table:table-row table:style-name="ro1">
          <table:table-cell table:number-columns-repeated="2" office:value-type="string" calcext:value-type="string">
            <text:p>0678-RCHSE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YMCA</text:p>
          </table:table-cell>
          <table:table-cell office:value-type="string" calcext:value-type="string">
            <text:p>P7hUePnwFgJTd4k8cgtHje</text:p>
          </table:table-cell>
        </table:table-row>
        <table:table-row table:style-name="ro1">
          <table:table-cell table:number-columns-repeated="2" office:value-type="string" calcext:value-type="string">
            <text:p>0679-APXXO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YMCA</text:p>
          </table:table-cell>
          <table:table-cell office:value-type="string" calcext:value-type="string">
            <text:p>P7hUePnwFgJTd4k8cgtHje</text:p>
          </table:table-cell>
        </table:table-row>
        <table:table-row table:style-name="ro1">
          <table:table-cell table:number-columns-repeated="2" office:value-type="string" calcext:value-type="string">
            <text:p>0680-GBPJO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YMCA</text:p>
          </table:table-cell>
          <table:table-cell office:value-type="string" calcext:value-type="string">
            <text:p>P7hUePnwFgJTd4k8cgtHje</text:p>
          </table:table-cell>
        </table:table-row>
        <table:table-row table:style-name="ro1">
          <table:table-cell table:number-columns-repeated="2" office:value-type="string" calcext:value-type="string">
            <text:p>0681-SRJVS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YMCA</text:p>
          </table:table-cell>
          <table:table-cell office:value-type="string" calcext:value-type="string">
            <text:p>P7hUePnwFgJTd4k8cgtHje</text:p>
          </table:table-cell>
        </table:table-row>
        <table:table-row table:style-name="ro1">
          <table:table-cell table:number-columns-repeated="2" office:value-type="string" calcext:value-type="string">
            <text:p>0682-UGNMY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YMCA</text:p>
          </table:table-cell>
          <table:table-cell office:value-type="string" calcext:value-type="string">
            <text:p>P7hUePnwFgJTd4k8cgtHje</text:p>
          </table:table-cell>
        </table:table-row>
        <table:table-row table:style-name="ro1">
          <table:table-cell table:number-columns-repeated="2" office:value-type="string" calcext:value-type="string">
            <text:p>0683-DPAGN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YMCA</text:p>
          </table:table-cell>
          <table:table-cell office:value-type="string" calcext:value-type="string">
            <text:p>P7hUePnwFgJTd4k8cgtHje</text:p>
          </table:table-cell>
        </table:table-row>
        <table:table-row table:style-name="ro1">
          <table:table-cell table:number-columns-repeated="2" office:value-type="string" calcext:value-type="string">
            <text:p>0684-ZQCFX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YMCA</text:p>
          </table:table-cell>
          <table:table-cell office:value-type="string" calcext:value-type="string">
            <text:p>P7hUePnwFgJTd4k8cgtHje</text:p>
          </table:table-cell>
        </table:table-row>
        <table:table-row table:style-name="ro1">
          <table:table-cell table:number-columns-repeated="2" office:value-type="string" calcext:value-type="string">
            <text:p>0685-UBOAQ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YMCA</text:p>
          </table:table-cell>
          <table:table-cell office:value-type="string" calcext:value-type="string">
            <text:p>P7hUePnwFgJTd4k8cgtHje</text:p>
          </table:table-cell>
        </table:table-row>
        <table:table-row table:style-name="ro1">
          <table:table-cell table:number-columns-repeated="2" office:value-type="string" calcext:value-type="string">
            <text:p>0686-LSZJX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YMCA</text:p>
          </table:table-cell>
          <table:table-cell office:value-type="string" calcext:value-type="string">
            <text:p>P7hUePnwFgJTd4k8cgtHje</text:p>
          </table:table-cell>
        </table:table-row>
        <table:table-row table:style-name="ro1">
          <table:table-cell table:number-columns-repeated="2" office:value-type="string" calcext:value-type="string">
            <text:p>0687-YLEUS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YMCA</text:p>
          </table:table-cell>
          <table:table-cell office:value-type="string" calcext:value-type="string">
            <text:p>P7hUePnwFgJTd4k8cgtHje</text:p>
          </table:table-cell>
        </table:table-row>
        <table:table-row table:style-name="ro1">
          <table:table-cell table:number-columns-repeated="2" office:value-type="string" calcext:value-type="string">
            <text:p>0688-JZGUI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YMCA</text:p>
          </table:table-cell>
          <table:table-cell office:value-type="string" calcext:value-type="string">
            <text:p>P7hUePnwFgJTd4k8cgtHje</text:p>
          </table:table-cell>
        </table:table-row>
        <table:table-row table:style-name="ro1">
          <table:table-cell table:number-columns-repeated="2" office:value-type="string" calcext:value-type="string">
            <text:p>0689-HFIDS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YMCA</text:p>
          </table:table-cell>
          <table:table-cell office:value-type="string" calcext:value-type="string">
            <text:p>P7hUePnwFgJTd4k8cgtHje</text:p>
          </table:table-cell>
        </table:table-row>
        <table:table-row table:style-name="ro1">
          <table:table-cell table:number-columns-repeated="2" office:value-type="string" calcext:value-type="string">
            <text:p>0690-EZAJN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YMCA</text:p>
          </table:table-cell>
          <table:table-cell office:value-type="string" calcext:value-type="string">
            <text:p>P7hUePnwFgJTd4k8cgtHje</text:p>
          </table:table-cell>
        </table:table-row>
        <table:table-row table:style-name="ro1">
          <table:table-cell table:number-columns-repeated="2" office:value-type="string" calcext:value-type="string">
            <text:p>0691-WUNFS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YMCA</text:p>
          </table:table-cell>
          <table:table-cell office:value-type="string" calcext:value-type="string">
            <text:p>P7hUePnwFgJTd4k8cgtHje</text:p>
          </table:table-cell>
        </table:table-row>
        <table:table-row table:style-name="ro1">
          <table:table-cell table:number-columns-repeated="2" office:value-type="string" calcext:value-type="string">
            <text:p>0692-VNCXP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YMCA</text:p>
          </table:table-cell>
          <table:table-cell office:value-type="string" calcext:value-type="string">
            <text:p>P7hUePnwFgJTd4k8cgtHje</text:p>
          </table:table-cell>
        </table:table-row>
        <table:table-row table:style-name="ro1">
          <table:table-cell table:number-columns-repeated="2" office:value-type="string" calcext:value-type="string">
            <text:p>0693-ZAQBR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YMCA</text:p>
          </table:table-cell>
          <table:table-cell office:value-type="string" calcext:value-type="string">
            <text:p>P7hUePnwFgJTd4k8cgtHje</text:p>
          </table:table-cell>
        </table:table-row>
        <table:table-row table:style-name="ro1">
          <table:table-cell table:number-columns-repeated="2" office:value-type="string" calcext:value-type="string">
            <text:p>0694-QIGNL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YMCA</text:p>
          </table:table-cell>
          <table:table-cell office:value-type="string" calcext:value-type="string">
            <text:p>P7hUePnwFgJTd4k8cgtHj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05T14:57:14.070180133</dc:date>
    <meta:editing-duration>PT52M22S</meta:editing-duration>
    <meta:editing-cycles>13</meta:editing-cycles>
    <meta:generator>LibreOffice/7.3.7.2$Linux_X86_64 LibreOffice_project/30$Build-2</meta:generator>
    <meta:document-statistic meta:table-count="1" meta:cell-count="4865" meta:object-count="0"/>
    <meta:user-defined meta:name="date">YYYY-07-DDT19:50:54.690</meta:user-defined>
  </office:meta>
</office:document-meta>
</file>